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367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center" fo:margin-left="0cm"/>
      <style:text-properties fo:color="#696969" style:font-name="Courier New" fo:font-size="10.5pt" style:font-name-asian="Courier New" style:font-size-asian="10.5pt" style:font-size-complex="10.5pt"/>
    </style:style>
    <style:style style:name="ce2" style:family="table-cell" style:parent-style-name="Default">
      <style:table-cell-properties style:text-align-source="fix" style:repeat-content="false" fo:border="0.74pt solid #696969" fo:padding-bottom="0.15cm" fo:padding-left="0.199cm" fo:padding-right="0.199cm" fo:padding-top="0.15cm" style:vertical-align="middle"/>
      <style:paragraph-properties fo:text-align="center" fo:margin-left="0cm"/>
      <style:text-properties fo:color="#696969" style:font-name="Courier New" fo:font-size="10.5pt" style:font-name-asian="Courier New" style:font-size-asian="10.5pt" style:font-size-complex="10.5pt"/>
    </style:style>
    <style:style style:name="ce3" style:family="table-cell" style:parent-style-name="Default">
      <style:text-properties style:font-name="Courier New"/>
    </style:style>
    <style:style style:name="gr1" style:family="graphic" style:parent-style-name="Default">
      <style:graphic-properties svg:stroke-color="#708090" draw:fill="none" draw:textarea-horizontal-align="justify" draw:textarea-vertical-align="middle" draw:auto-grow-height="false" fo:min-height="5.612cm" fo:min-width="5.416cm" loext:decorative="false"/>
      <style:paragraph-properties fo:text-align="center"/>
    </style:style>
    <style:style style:name="gr2" style:family="graphic" style:parent-style-name="Default">
      <style:graphic-properties draw:stroke="none" svg:stroke-color="#708090" draw:fill="solid" draw:fill-color="#ffffff" draw:textarea-vertical-align="middle" fo:min-height="0.609cm" loext:decorative="false"/>
      <style:paragraph-properties style:writing-mode="lr-tb" fo:text-align="center"/>
      <style:text-properties fo:color="#696969" loext:opacity="100%" style:font-name="Courier New"/>
    </style:style>
    <style:style style:name="gr3" style:family="graphic" style:parent-style-name="Default">
      <style:graphic-properties svg:stroke-color="#708090" draw:fill="none" draw:textarea-horizontal-align="justify" draw:textarea-vertical-align="middle" draw:auto-grow-height="false" fo:min-height="4.83cm" fo:min-width="5.694cm" loext:decorative="false"/>
      <style:paragraph-properties fo:text-align="center"/>
    </style:style>
    <style:style style:name="gr4" style:family="graphic">
      <style:graphic-properties style:writing-mode="lr-tb" loext:decorative="false"/>
      <style:paragraph-properties style:writing-mode="lr-tb"/>
    </style:style>
    <style:style style:name="gr5" style:family="graphic" style:parent-style-name="Default">
      <style:graphic-properties svg:stroke-color="#708090" draw:fill="none" draw:textarea-horizontal-align="justify" draw:textarea-vertical-align="middle" draw:auto-grow-height="false" fo:min-height="1.648cm" fo:min-width="5.898cm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696969" loext:opacity="100%" style:font-name="Courier New"/>
    </style:style>
    <style:style style:name="P3" style:family="paragraph">
      <loext:graphic-properties draw:fill="solid" draw:fill-color="#ffffff"/>
      <style:paragraph-properties fo:text-align="center"/>
      <style:text-properties fo:color="#696969" loext:opacity="100%" style:font-name="Courier New"/>
    </style:style>
    <style:style style:name="T1" style:family="text">
      <style:text-properties fo:color="#696969" loext:opacity="100%" style:font-name="Courier New"/>
    </style:style>
  </office:automatic-styles>
  <office:body>
    <office:spreadsheet>
      <table:calculation-settings table:automatic-find-labels="false" table:use-regular-expressions="false" table:use-wildcards="true"/>
      <table:table table:name="1.1-1：変数のスコープ" table:style-name="ta1">
        <table:shapes>
          <draw:custom-shape draw:z-index="0" draw:name="シェイプ 1" draw:style-name="gr1" draw:text-style-name="P1" svg:width="6.002cm" svg:height="6.198cm" svg:x="1.79cm" svg:y="1.125cm">
            <text:p/>
            <draw:enhanced-geometry svg:viewBox="0 0 21600 21600" draw:path-stretchpoint-x="10800" draw:path-stretchpoint-y="10800" draw:text-areas="?f3 ?f4 ?f5 ?f6" draw:type="round-rectangle" draw:modifiers="2212.8935532233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1" draw:name="テキスト枠 1" draw:style-name="gr2" draw:text-style-name="P3" svg:width="1.734cm" svg:height="0.609cm" svg:x="2.506cm" svg:y="0.857cm">
            <draw:text-box>
              <text:p text:style-name="P2"><text:span text:style-name="T1">AtoB55</text:span></text:p>
            </draw:text-box>
          </draw:frame>
        </table:shapes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style-name="Default" table:number-columns-repeated="2"/>
          <table:table-cell table:number-columns-repeated="16382"/>
        </table:table-row>
        <table:table-row table:style-name="ro2">
          <table:table-cell table:style-name="Default" table:number-columns-repeated="2"/>
          <table:table-cell/>
          <table:table-cell table:style-name="ce3" table:number-columns-repeated="16381"/>
        </table:table-row>
        <table:table-row table:style-name="ro1">
          <table:table-cell table:style-name="Default"/>
          <table:table-cell office:value-type="string" calcext:value-type="string">
            <text:p>args[]</text:p>
          </table:table-cell>
          <table:table-cell table:style-name="ce2" office:value-type="string" calcext:value-type="string">
            <text:p>null</text:p>
          </table:table-cell>
          <table:table-cell/>
          <table:table-cell office:value-type="string" calcext:value-type="string">
            <text:p>String@1</text:p>
          </table:table-cell>
          <table:table-cell table:style-name="ce2" office:value-type="string" calcext:value-type="string">
            <text:p>“1”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16383"/>
        </table:table-row>
        <table:table-row table:style-name="ro1">
          <table:table-cell table:style-name="Default"/>
          <table:table-cell office:value-type="string" calcext:value-type="string">
            <text:p>num_a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String@2</text:p>
          </table:table-cell>
          <table:table-cell table:style-name="ce2" office:value-type="string" calcext:value-type="string">
            <text:p>“から”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2"/>
          <table:table-cell table:style-name="ce3" table:number-columns-repeated="16381"/>
        </table:table-row>
        <table:table-row table:style-name="ro1">
          <table:table-cell table:style-name="Default"/>
          <table:table-cell office:value-type="string" calcext:value-type="string">
            <text:p>num_b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office:value-type="string" calcext:value-type="string">
            <text:p>String@3</text:p>
          </table:table-cell>
          <table:table-cell table:style-name="ce2" office:value-type="string" calcext:value-type="string">
            <text:p>“10”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2"/>
          <table:table-cell table:style-name="ce3" table:number-columns-repeated="16381"/>
        </table:table-row>
        <table:table-row table:style-name="ro1">
          <table:table-cell table:style-name="Default"/>
          <table:table-cell office:value-type="string" calcext:value-type="string">
            <text:p>ans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String@4</text:p>
          </table:table-cell>
          <table:table-cell table:style-name="ce2" office:value-type="string" calcext:value-type="string">
            <text:p>“は”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2"/>
          <table:table-cell table:style-name="ce3" table:number-columns-repeated="16381"/>
        </table:table-row>
        <table:table-row table:style-name="ro1">
          <table:table-cell/>
          <table:table-cell office:value-type="string" calcext:value-type="string">
            <text:p>i </text:p>
          </table:table-cell>
          <table:table-cell table:style-name="ce2"/>
          <table:table-cell/>
          <table:table-cell office:value-type="string" calcext:value-type="string">
            <text:p>String@5</text:p>
          </table:table-cell>
          <table:table-cell table:style-name="ce2" office:value-type="string" calcext:value-type="string">
            <text:p>“55”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2"/>
          <table:table-cell table:style-name="ce3" table:number-columns-repeated="16381"/>
        </table:table-row>
        <table:table-row table:style-name="ro1">
          <table:table-cell table:number-columns-repeated="4"/>
          <table:table-cell office:value-type="string" calcext:value-type="string">
            <text:p>String@6</text:p>
          </table:table-cell>
          <table:table-cell table:style-name="ce2" office:value-type="string" calcext:value-type="string">
            <text:p>“です。”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2"/>
          <table:table-cell table:style-name="ce3" table:number-columns-repeated="16381"/>
        </table:table-row>
        <table:table-row table:style-name="ro1">
          <table:table-cell table:number-columns-repeated="4"/>
          <table:table-cell office:value-type="string" calcext:value-type="string">
            <text:p>String@7</text:p>
          </table:table-cell>
          <table:table-cell table:style-name="ce2" office:value-type="string" calcext:value-type="string" table:number-columns-spanned="2" table:number-rows-spanned="1">
            <text:p>“1から10は55です。”</text:p>
          </table:table-cell>
          <table:covered-table-cell/>
          <table:table-cell table:number-columns-repeated="16377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1.1-2：変数のスコープ（１）" table:style-name="ta1">
        <table:shapes>
          <draw:custom-shape draw:z-index="0" draw:name="シェイプ 1" draw:style-name="gr3" draw:text-style-name="P1" svg:width="6.002cm" svg:height="5.138cm" svg:x="1.79cm" svg:y="1.12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2212.8935532233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1" draw:name="テキスト枠 1" draw:style-name="gr2" draw:text-style-name="P3" svg:width="1.734cm" svg:height="0.609cm" svg:x="2.506cm" svg:y="0.857cm">
            <draw:text-box>
              <text:p text:style-name="P2"><text:span text:style-name="T1">AtoB</text:span></text:p>
            </draw:text-box>
          </draw:frame>
          <draw:g draw:z-index="2" draw:style-name="gr4">
            <draw:custom-shape draw:name="シェイプ 2" draw:style-name="gr5" draw:text-style-name="P1" svg:width="6.002cm" svg:height="1.752cm" svg:x="1.708cm" svg:y="7.273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2212.8935532233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name="テキスト枠 2" draw:style-name="gr2" draw:text-style-name="P3" svg:width="1.734cm" svg:height="0.609cm" svg:x="2.424cm" svg:y="7.005cm">
              <draw:text-box>
                <text:p text:style-name="P2"><text:span text:style-name="T1">Num@1</text:span></text:p>
              </draw:text-box>
            </draw:frame>
          </draw:g>
          <draw:g draw:z-index="3" draw:style-name="gr4">
            <draw:custom-shape draw:name="シェイプ 2" draw:style-name="gr5" draw:text-style-name="P1" svg:width="6.002cm" svg:height="1.752cm" svg:x="8.431cm" svg:y="7.25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2212.8935532233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name="テキスト枠 2" draw:style-name="gr2" draw:text-style-name="P3" svg:width="1.734cm" svg:height="0.609cm" svg:x="9.147cm" svg:y="6.982cm">
              <draw:text-box>
                <text:p text:style-name="P2"><text:span text:style-name="T1">Num@2</text:span></text:p>
              </draw:text-box>
            </draw:frame>
          </draw:g>
          <draw:custom-shape draw:z-index="4" draw:name="シェイプ 2" draw:style-name="gr5" draw:text-style-name="P1" svg:width="6.002cm" svg:height="1.752cm" svg:x="15.204cm" svg:y="7.23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2212.8935532233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5" draw:name="テキスト枠 2" draw:style-name="gr2" draw:text-style-name="P3" svg:width="1.734cm" svg:height="0.609cm" svg:x="15.92cm" svg:y="6.966cm">
            <draw:text-box>
              <text:p text:style-name="P2"><text:span text:style-name="T1">Num@3</text:span></text:p>
            </draw:text-box>
          </draw:frame>
        </table:shapes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style-name="Default" table:number-columns-repeated="2"/>
          <table:table-cell table:number-columns-repeated="16382"/>
        </table:table-row>
        <table:table-row table:style-name="ro2">
          <table:table-cell table:style-name="Default" table:number-columns-repeated="2"/>
          <table:table-cell/>
          <table:table-cell table:style-name="ce3" table:number-columns-repeated="16381"/>
        </table:table-row>
        <table:table-row table:style-name="ro1">
          <table:table-cell table:style-name="Default"/>
          <table:table-cell office:value-type="string" calcext:value-type="string">
            <text:p>args[]</text:p>
          </table:table-cell>
          <table:table-cell table:style-name="ce2" office:value-type="string" calcext:value-type="string">
            <text:p>String@0</text:p>
          </table:table-cell>
          <table:table-cell/>
          <table:table-cell office:value-type="string" calcext:value-type="string">
            <text:p>String@0</text:p>
          </table:table-cell>
          <table:table-cell table:style-name="ce2" office:value-type="string" calcext:value-type="string">
            <text:p>String@1</text:p>
          </table:table-cell>
          <table:table-cell table:style-name="ce2" office:value-type="string" calcext:value-type="string">
            <text:p>String@2</text:p>
          </table:table-cell>
          <table:table-cell table:number-columns-repeated="16377"/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number-columns-repeated="16377"/>
        </table:table-row>
        <table:table-row table:style-name="ro1">
          <table:table-cell table:style-name="Default"/>
          <table:table-cell office:value-type="string" calcext:value-type="string">
            <text:p>num_a</text:p>
          </table:table-cell>
          <table:table-cell table:style-name="ce2" office:value-type="string" calcext:value-type="string">
            <text:p>Num@1</text:p>
          </table:table-cell>
          <table:table-cell/>
          <table:table-cell office:value-type="string" calcext:value-type="string">
            <text:p>String@1</text:p>
          </table:table-cell>
          <table:table-cell table:style-name="ce2" office:value-type="string" calcext:value-type="string">
            <text:p>“1”</text:p>
          </table:table-cell>
          <table:table-cell table:style-name="Default"/>
          <table:table-cell table:number-columns-repeated="16377"/>
        </table:table-row>
        <table:table-row table:style-name="ro2">
          <table:table-cell table:style-name="Default"/>
          <table:table-cell table:number-columns-repeated="2"/>
          <table:table-cell table:style-name="ce3"/>
          <table:table-cell table:style-name="Default" table:number-columns-repeated="3"/>
          <table:table-cell table:style-name="ce3" table:number-columns-repeated="16377"/>
        </table:table-row>
        <table:table-row table:style-name="ro1">
          <table:table-cell table:style-name="Default"/>
          <table:table-cell office:value-type="string" calcext:value-type="string">
            <text:p>num_b</text:p>
          </table:table-cell>
          <table:table-cell table:style-name="ce2" office:value-type="string" calcext:value-type="string">
            <text:p>Num@2</text:p>
          </table:table-cell>
          <table:table-cell/>
          <table:table-cell office:value-type="string" calcext:value-type="string">
            <text:p>String@2</text:p>
          </table:table-cell>
          <table:table-cell table:style-name="ce2" office:value-type="string" calcext:value-type="string">
            <text:p>“10”</text:p>
          </table:table-cell>
          <table:table-cell table:style-name="Default"/>
          <table:table-cell table:number-columns-repeated="16377"/>
        </table:table-row>
        <table:table-row table:style-name="ro2">
          <table:table-cell table:style-name="Default"/>
          <table:table-cell table:number-columns-repeated="2"/>
          <table:table-cell table:style-name="ce3"/>
          <table:table-cell table:style-name="Default" table:number-columns-repeated="3"/>
          <table:table-cell table:style-name="ce3" table:number-columns-repeated="16377"/>
        </table:table-row>
        <table:table-row table:style-name="ro1">
          <table:table-cell table:style-name="Default"/>
          <table:table-cell office:value-type="string" calcext:value-type="string">
            <text:p>ans</text:p>
          </table:table-cell>
          <table:table-cell table:style-name="ce2" office:value-type="string" calcext:value-type="string">
            <text:p>Num@3</text:p>
          </table:table-cell>
          <table:table-cell/>
          <table:table-cell table:style-name="Default" table:number-columns-repeated="3"/>
          <table:table-cell table:number-columns-repeated="16377"/>
        </table:table-row>
        <table:table-row table:style-name="ro2" table:number-rows-repeated="3">
          <table:table-cell table:style-name="Default"/>
          <table:table-cell table:number-columns-repeated="2"/>
          <table:table-cell table:style-name="ce3"/>
          <table:table-cell table:style-name="Default" table:number-columns-repeated="3"/>
          <table:table-cell table:style-name="ce3" table:number-columns-repeated="1637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style-name="Default" table:number-columns-spanned="2" table:number-rows-spanned="1"/>
          <table:covered-table-cell table:style-name="Default"/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num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num</text:p>
          </table:table-cell>
          <table:table-cell table:style-name="ce2" office:value-type="float" office:value="10" calcext:value-type="float">
            <text:p>10</text:p>
          </table:table-cell>
          <table:table-cell table:style-name="Default"/>
          <table:table-cell office:value-type="string" calcext:value-type="string">
            <text:p>num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75"/>
        </table:table-row>
        <table:table-row table:style-name="ro1" table:number-rows-repeated="1048559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3">0000/00/00</text:date>, <text:time style:data-style-name="N2" text:time-value="01:15:16.184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3T01:03:27.379000000</meta:creation-date>
    <meta:generator>LibreOffice/24.8.1.2$Windows_X86_64 LibreOffice_project/87fa9aec1a63e70835390b81c40bb8993f1d4ff6</meta:generator>
    <dc:date>2024-10-13T02:15:44.032000000</dc:date>
    <meta:editing-duration>PT4M44S</meta:editing-duration>
    <meta:editing-cycles>1</meta:editing-cycles>
    <meta:document-statistic meta:table-count="2" meta:cell-count="44" meta:object-count="8"/>
  </office:meta>
</office:document-meta>
</file>